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LETTER (29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LETTER (29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and place (29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rties and purpose (29:1b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parties and purpose (29:1b-2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o comfort and instruct (29:1b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o comfort and instruct (29:1b-1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uild, plant, marry, and raise children, for you'll be in Babylon for 70 years (29:1b-7, 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Realize that after 70 years, God will bring you back to the land and will greatly prosper you (2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on't believe the lying prophets in Babylon who tell you differently (29:8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rties and purpose (29:1b-23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comfort and instruct (29:1b-1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(29:15-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o condemn (29:15-2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group (29:15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group (29:20-2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parties and purpose (29:1b-23):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o comfort and instruct (29:1b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o condemn (29:15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FIRST LETTER (29:1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erson and place (29:1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arties and purpose (29:1b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REMIAH 29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FIRST LETTER (29: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SECOND LETTER (29:24-2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SECOND LETTER (29:24-29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rson and place (29: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arties and purpose (29:25-2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parties and purpose (29:25-29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Replace the current high priest, Jehoiada (29:25-2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Silence Jeremiah the prophet (29:27-29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SECOND LETTER (29:24-29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person and place (29: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ties and purpose (29:25-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JEREMIAH 29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RST LETTER (29:1-2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SECOND LETTER (29:24-29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IRD LETTER (29:30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IRD LETTER (29:30-32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erson and place (29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arties and purpose (29:31-32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REMIAH 29<text:s text:c="1"/></text:span><text:span text:style-name="a638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FIRST LETTER (29:1-2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SECOND LETTER (29:24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IRD LETTER (29:30-3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9 </dc:title>
    <meta:initial-creator>David STRICKLAND</meta:initial-creator>
    <dc:creator>David STRICKLAND</dc:creator>
    <meta:creation-date>2020-02-23T23:14:00Z</meta:creation-date>
    <dc:date>2020-02-23T23:14:00Z</dc:date>
    <meta:template xlink:href="BibleStudy" xlink:type="simple"/>
    <meta:editing-cycles>1</meta:editing-cycles>
    <meta:editing-duration>PT0S</meta:editing-duration>
    <meta:document-statistic meta:paragraph-count="46" meta:word-count="333"/>
  </office:meta>
</office:document-meta>
</file>